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e39" officeooo:paragraph-rsid="0006de39"/>
    </style:style>
    <style:style style:name="T1" style:family="text">
      <style:text-properties officeooo:rsid="00088106"/>
    </style:style>
    <style:style style:name="T2" style:family="text">
      <style:text-properties officeooo:rsid="000a8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 – <text:span text:style-name="T2">Map</text:span>Creation</text:p>
      <text:p text:style-name="P1">-<text:tab/>Kartentyp</text:p>
      <text:p text:style-name="P1">-<text:tab/><text:span text:style-name="T1">Kartengröß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2:08:51.282000000</meta:creation-date>
    <dc:date>2021-09-12T12:31:56.972000000</dc:date>
    <meta:editing-duration>PT12M54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" meta:word-count="6" meta:character-count="45" meta:non-whitespace-character-count="41"/>
  </office:meta>
</office:document-meta>
</file>